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shapes>
          <draw:frame draw:z-index="0" draw:style-name="gr1" draw:text-style-name="P1" svg:width="22.359cm" svg:height="12.342cm" svg:x="11.799cm" svg:y="3.68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1" table:default-cell-style-name="ce15"/>
        <table:table-row table:style-name="ro1">
          <table:table-cell table:style-name="ce9" office:value-type="string" calcext:value-type="string">
            <text:p>Magasin</text:p>
          </table:table-cell>
          <table:table-cell table:style-name="ce13" office:value-type="string" calcext:value-type="string">
            <text:p>Somme - total</text:p>
          </table:table-cell>
        </table:table-row>
        <table:table-row table:style-name="ro1">
          <table:table-cell table:style-name="ce10" office:value-type="string" calcext:value-type="string">
            <text:p>Cap au Sud</text:p>
          </table:table-cell>
          <table:table-cell table:style-name="ce14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table:style-name="ce12" office:value-type="string" calcext:value-type="string">
            <text:p>Ty Li-Breizh-rie</text:p>
          </table:table-cell>
          <table:table-cell table:style-name="ce16" office:value-type="float" office:value="17412.21" calcext:value-type="float">
            <text:p>17412,21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B8" table:buttons="'Table dynamique_Feuille1_1'.A1" table:grand-total="none" table:show-filter-button="false" table:drill-down-on-double-click="false">
          <table:database-source-query table:database-name="vraiSAEBD" table:query-name="Graph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24:22.733702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44:05.054866219</meta:creation-date>
    <dc:date>2025-03-28T14:24:46.137195172</dc:date>
    <meta:editing-duration>PT2M49S</meta:editing-duration>
    <meta:editing-cycles>2</meta:editing-cycles>
    <meta:generator>LibreOffice/24.2.7.2$Linux_X86_64 LibreOffice_project/420$Build-2</meta:generator>
    <meta:document-statistic meta:table-count="2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6cm" svg:height="12.343cm" xlink:href=".." xlink:type="simple" loext:data-pilot-source="DataPilot1" chart:class="chart:circle" chart:style-name="ch1">
        <chart:title svg:x="8.252cm" svg:y="0.382cm" chart:style-name="ch2">
          <text:p>Valeur du stock par magasin</text:p>
        </chart:title>
        <chart:legend chart:legend-position="end" svg:x="18.351cm" svg:y="3.878cm" style:legend-expansion="high" chart:style-name="ch3"/>
        <chart:plot-area chart:style-name="ch4" table:cell-range-address="PivotChart" chart:data-source-has-labels="column" svg:x="0.35cm" svg:y="1.511cm" svg:width="17.651cm" svg:height="9.5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949cm" svg:y="1.828cm" svg:width="14.822cm" svg:height="8.89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